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svg:font-family="Helvetica, Arial, 'Droid Sans',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521ce" officeooo:paragraph-rsid="000521ce"/>
    </style:style>
    <style:style style:name="P2" style:family="paragraph" style:parent-style-name="Text_20_body">
      <style:text-properties officeooo:rsid="00054a07" officeooo:paragraph-rsid="00054a07"/>
    </style:style>
    <style:style style:name="P3" style:family="paragraph" style:parent-style-name="Text_20_body">
      <style:text-properties officeooo:rsid="0007bb57" officeooo:paragraph-rsid="0007bb57"/>
    </style:style>
    <style:style style:name="P4" style:family="paragraph" style:parent-style-name="Text_20_body">
      <style:text-properties officeooo:rsid="00097b8e" officeooo:paragraph-rsid="00097b8e"/>
    </style:style>
    <style:style style:name="P5" style:family="paragraph" style:parent-style-name="Text_20_body">
      <style:text-properties officeooo:rsid="00097b8e" officeooo:paragraph-rsid="000a7d8e"/>
    </style:style>
    <style:style style:name="P6" style:family="paragraph" style:parent-style-name="Text_20_body">
      <style:text-properties officeooo:rsid="000a7d8e" officeooo:paragraph-rsid="000a7d8e"/>
    </style:style>
    <style:style style:name="P7" style:family="paragraph" style:parent-style-name="Text_20_body">
      <style:text-properties officeooo:rsid="000a7d8e" officeooo:paragraph-rsid="000bdaff"/>
    </style:style>
    <style:style style:name="P8" style:family="paragraph" style:parent-style-name="Text_20_body">
      <style:text-properties officeooo:rsid="000bdaff" officeooo:paragraph-rsid="000bdaff"/>
    </style:style>
    <style:style style:name="P9" style:family="paragraph" style:parent-style-name="Text_20_body">
      <style:text-properties officeooo:rsid="000e4035" officeooo:paragraph-rsid="000e4035"/>
    </style:style>
    <style:style style:name="P10" style:family="paragraph" style:parent-style-name="Title">
      <style:text-properties officeooo:paragraph-rsid="000521ce"/>
    </style:style>
    <style:style style:name="P11" style:family="paragraph" style:parent-style-name="Text_20_body" style:list-style-name="L13">
      <style:text-properties officeooo:rsid="0006577e" officeooo:paragraph-rsid="0007bb57"/>
    </style:style>
    <style:style style:name="P12" style:family="paragraph" style:parent-style-name="Text_20_body" style:list-style-name="L14">
      <style:text-properties officeooo:rsid="0007bb57" officeooo:paragraph-rsid="0007bb57"/>
    </style:style>
    <style:style style:name="P13" style:family="paragraph" style:parent-style-name="Text_20_body">
      <style:text-properties officeooo:rsid="0007bb57" officeooo:paragraph-rsid="0007bb57"/>
    </style:style>
    <style:style style:name="P14" style:family="paragraph" style:parent-style-name="Text_20_body" style:list-style-name="L14">
      <style:text-properties officeooo:rsid="000bdaff" officeooo:paragraph-rsid="000bdaff"/>
    </style:style>
    <style:style style:name="P15" style:family="paragraph" style:parent-style-name="Text_20_body" style:list-style-name="L15">
      <style:text-properties officeooo:rsid="000e4035" officeooo:paragraph-rsid="000e4035"/>
    </style:style>
    <style:style style:name="P16" style:family="paragraph" style:parent-style-name="Text_20_body" style:list-style-name="L15">
      <style:text-properties officeooo:rsid="000e4035" officeooo:paragraph-rsid="000f5864"/>
    </style:style>
    <style:style style:name="P17" style:family="paragraph" style:parent-style-name="Text_20_body">
      <style:text-properties officeooo:rsid="000e4035" officeooo:paragraph-rsid="000e4035"/>
    </style:style>
    <style:style style:name="P18" style:family="paragraph" style:parent-style-name="Text_20_body" style:list-style-name="L15">
      <style:text-properties fo:font-style="italic" officeooo:rsid="000e4a3a" officeooo:paragraph-rsid="000e4a3a" style:font-style-asian="italic" style:font-style-complex="italic"/>
    </style:style>
    <style:style style:name="P19" style:family="paragraph" style:parent-style-name="Text_20_body">
      <style:text-properties officeooo:paragraph-rsid="0007bb57"/>
    </style:style>
    <style:style style:name="P20" style:family="paragraph" style:parent-style-name="Text_20_body">
      <style:text-properties officeooo:rsid="000a7d8e" officeooo:paragraph-rsid="000a7d8e"/>
    </style:style>
    <style:style style:name="P21" style:family="paragraph" style:parent-style-name="Text_20_body">
      <style:text-properties officeooo:rsid="0021d6ea" officeooo:paragraph-rsid="0021d6ea"/>
    </style:style>
    <style:style style:name="P22" style:family="paragraph" style:parent-style-name="Text_20_body">
      <style:text-properties officeooo:paragraph-rsid="00097b8e"/>
    </style:style>
    <style:style style:name="P23" style:family="paragraph" style:parent-style-name="Text_20_body">
      <style:text-properties officeooo:rsid="0021edfe" officeooo:paragraph-rsid="0021edfe"/>
    </style:style>
    <style:style style:name="P24" style:family="paragraph" style:parent-style-name="Contents_20_1">
      <style:paragraph-properties>
        <style:tab-stops>
          <style:tab-stop style:position="6.6929in" style:type="right" style:leader-style="dotted" style:leader-text="."/>
        </style:tab-stops>
      </style:paragraph-properties>
    </style:style>
    <style:style style:name="P25" style:family="paragraph">
      <style:paragraph-properties fo:text-align="center"/>
    </style:style>
    <style:style style:name="P26" style:family="paragraph">
      <style:paragraph-properties fo:text-align="center"/>
      <style:text-properties fo:font-size="12pt"/>
    </style:style>
    <style:style style:name="T1" style:family="text">
      <style:text-properties officeooo:rsid="000521ce"/>
    </style:style>
    <style:style style:name="T2" style:family="text">
      <style:text-properties officeooo:rsid="0006577e"/>
    </style:style>
    <style:style style:name="T3" style:family="text">
      <style:text-properties officeooo:rsid="0007bb57"/>
    </style:style>
    <style:style style:name="T4" style:family="text">
      <style:text-properties officeooo:rsid="00097b8e"/>
    </style:style>
    <style:style style:name="T5" style:family="text">
      <style:text-properties officeooo:rsid="000a7d8e"/>
    </style:style>
    <style:style style:name="T6" style:family="text">
      <style:text-properties fo:font-variant="normal" fo:text-transform="none" fo:color="#047ac6" style:font-name="Helvetica" fo:font-size="10.5pt" fo:letter-spacing="normal" fo:font-style="normal" fo:font-weight="normal" officeooo:rsid="00097b8e" fo:padding="0in" fo:border="none"/>
    </style:style>
    <style:style style:name="T7" style:family="text">
      <style:text-properties style:text-underline-style="none"/>
    </style:style>
    <style:style style:name="T8" style:family="text">
      <style:text-properties style:text-underline-style="none" fo:font-weight="normal" style:font-weight-asian="normal" style:font-weight-complex="normal"/>
    </style:style>
    <style:style style:name="T9" style:family="text">
      <style:text-properties style:text-underline-style="none" fo:font-weight="normal" officeooo:rsid="000a7d8e" style:font-weight-asian="normal" style:font-weight-complex="normal"/>
    </style:style>
    <style:style style:name="T10" style:family="text">
      <style:text-properties style:text-underline-style="none" fo:font-weight="normal" officeooo:rsid="000e4035" style:font-weight-asian="normal" style:font-weight-complex="normal"/>
    </style:style>
    <style:style style:name="T11" style:family="text">
      <style:text-properties style:text-underline-style="none" fo:font-weight="normal" officeooo:rsid="000e9efb" style:font-weight-asian="normal" style:font-weight-complex="normal"/>
    </style:style>
    <style:style style:name="T12" style:family="text">
      <style:text-properties officeooo:rsid="000bdaff"/>
    </style:style>
    <style:style style:name="T13" style:family="text">
      <style:text-properties officeooo:rsid="000e4a3a"/>
    </style:style>
    <style:style style:name="T14" style:family="text">
      <style:text-properties officeooo:rsid="000f5864"/>
    </style:style>
    <style:style style:name="T15" style:family="text">
      <style:text-properties officeooo:rsid="00107f0a"/>
    </style:style>
    <style:style style:name="T16" style:family="text">
      <style:text-properties officeooo:rsid="0014abe4"/>
    </style:style>
    <style:style style:name="T17" style:family="text">
      <style:text-properties officeooo:rsid="0014ac37"/>
    </style:style>
    <style:style style:name="T18" style:family="text">
      <style:text-properties officeooo:rsid="001c2699"/>
    </style:style>
    <style:style style:name="T19" style:family="text">
      <style:text-properties officeooo:rsid="001e858d"/>
    </style:style>
    <style:style style:name="T20" style:family="text">
      <style:text-properties officeooo:rsid="00200653"/>
    </style:style>
    <style:style style:name="T21" style:family="text">
      <style:text-properties officeooo:rsid="00226af1"/>
    </style:style>
    <style:style style:name="T22" style:family="text">
      <style:text-properties officeooo:rsid="0025848a"/>
    </style:style>
    <style:style style:name="T23" style:family="text">
      <style:text-properties officeooo:rsid="00259653"/>
    </style:style>
    <style:style style:name="T24" style:family="text">
      <style:text-properties fo:font-size="12pt"/>
    </style:style>
    <style:style style:name="Sect1"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justify" draw:textarea-vertical-align="middle" draw:auto-grow-height="false" fo:min-height="0.2193in" fo:min-width="0.768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justify" draw:textarea-vertical-align="middle" draw:auto-grow-height="false" fo:min-height="0.2193in" fo:min-width="0.7516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Title">PTS 6.0 Automation</text:p>
      <text:p text:style-name="Title"><text:span text:style-name="T1">Feasibility</text:span> Study</text:p>
      <text:p text:style-name="P10">Version: <text:span text:style-name="T13">Draft 0</text:span>.<text:span text:style-name="T13">1</text:span></text:p>
      <text:p text:style-name="Title">Author: Ruslan Mstoi</text:p>
      <text:p text:style-name="Text_20_body"/>
      <text:p text:style-name="Title"/>
      <text:p text:style-name="Title"/>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4"><text:a xlink:type="simple" xlink:href="#__RefHeading__325_1288413683" text:style-name="Index_20_Link" text:visited-style-name="Index_20_Link">Introduction<text:tab/>2</text:a></text:p>
          <text:p text:style-name="P24"><text:a xlink:type="simple" xlink:href="#__RefHeading__327_1288413683" text:style-name="Index_20_Link" text:visited-style-name="Index_20_Link">Fully Automated Operation<text:tab/>2</text:a></text:p>
          <text:p text:style-name="P24"><text:a xlink:type="simple" xlink:href="#__RefHeading__329_1288413683" text:style-name="Index_20_Link" text:visited-style-name="Index_20_Link">Investigating Python usage with PTSControl COM API<text:tab/>3</text:a></text:p>
          <text:p text:style-name="P24"><text:a xlink:type="simple" xlink:href="#__RefHeading__331_1288413683" text:style-name="Index_20_Link" text:visited-style-name="Index_20_Link">CPython<text:tab/>3</text:a></text:p>
          <text:p text:style-name="P24"><text:a xlink:type="simple" xlink:href="#__RefHeading__333_1288413683" text:style-name="Index_20_Link" text:visited-style-name="Index_20_Link">IronPython<text:tab/>3</text:a></text:p>
          <text:p text:style-name="P24"><text:a xlink:type="simple" xlink:href="#__RefHeading__335_1288413683" text:style-name="Index_20_Link" text:visited-style-name="Index_20_Link">Architecture<text:tab/>4</text:a></text:p>
          <text:p text:style-name="P24"><text:a xlink:type="simple" xlink:href="#__RefHeading__374_641470672" text:style-name="Index_20_Link" text:visited-style-name="Index_20_Link">References<text:tab/>5</text:a></text:p>
        </text:index-body>
      </text:table-of-content>
      <text:h text:style-name="Heading_20_1" text:outline-level="1"/>
      <text:h text:style-name="Heading_20_1" text:outline-level="1"><text:bookmark-start text:name="__RefHeading__325_1288413683"/>Introduction<text:bookmark-end text:name="__RefHeading__325_1288413683"/></text:h>
      <text:p text:style-name="Text_20_body"/>
      <text:p text:style-name="P2">PTS <text:span text:style-name="T15">6.0 </text:span>p<text:span text:style-name="T2">rovides two way for automating:</text:span></text:p>
      <text:list xml:id="list5708190432125547292" text:style-name="L13">
        <text:list-item>
          <text:p text:style-name="P11">“Operator-less Operation” <text:span text:style-name="T3">is based on replacing implicit_send.dll in Profile Tuning Suite (PTS). This way of automating was available in versions of PTS prior to 6.0</text:span></text:p>
        </text:list-item>
        <text:list-item>
          <text:p text:style-name="P11">“<text:span text:style-name="T3">Fully Automated Operation</text:span>” <text:span text:style-name="T3">is a new way of automation introduced in PTS 6.0. This approach is based on Component Object Model (COM), which provides quite a rich API to automate PTS. This API is referred to as PTSControl COM API.</text:span></text:p>
        </text:list-item>
      </text:list>
      <text:p text:style-name="P3">PTS provides examples for both way of automation in C:\Program Files (x86)\Bluetooth SIG\Bluetooth PTS\Custom</text:p>
      <text:h text:style-name="Heading_20_1" text:outline-level="1"><text:bookmark-start text:name="__RefHeading__327_1288413683"/>Fully Automated Operation<text:bookmark-end text:name="__RefHeading__327_1288413683"/></text:h>
      <text:p text:style-name="P19"/>
      <text:p text:style-name="P19"><text:span text:style-name="T18">For some peculiar reason, the COM automation examples provided with PTS are in MFC/C++, though the PTS 6.0 itself is a managed .NET C# application. Reading, writing and maintaining this kind of MFC/C++ code for a GNU/Linux engineer could be quite challenging. Hence, I wanted to get these COM interfaces working with Python. The benefits from using Python would be:</text:span></text:p>
      <text:list xml:id="list5416777119584638059" text:style-name="L14">
        <text:list-item>
          <text:p text:style-name="P12">You don't have to be Windows programming guru, Python is the same on every <text:span text:style-name="T12">platform</text:span>, <text:span text:style-name="T12">so even as GNU/Linux programmer you will be feeling cozy</text:span></text:p>
        </text:list-item>
        <text:list-item>
          <text:p text:style-name="P12">Python decreases boilerplate with Windows COM programming by quite a bit. For example, you don't have to check for HRESULT, you get an exception if things fail.</text:p>
        </text:list-item>
        <text:list-item>
          <text:p text:style-name="P14">If the size of an MFC application grows it maintenance costs grow exponentially when compared to Python</text:p>
        </text:list-item>
        <text:list-item>
          <text:p text:style-name="P12"><text:soft-page-break/>Python library is very rich, for example it has json module which is planned to be used for <text:span text:style-name="T19">serialization</text:span> between client and server of this project.</text:p>
        </text:list-item>
      </text:list>
      <text:p text:style-name="P3"/>
      <text:h text:style-name="Heading_20_1" text:outline-level="1"><text:bookmark-start text:name="__RefHeading__329_1288413683"/>Investigating Python usage with <text:span text:style-name="T4">PTSControl </text:span>COM <text:span text:style-name="T4">API</text:span><text:bookmark-end text:name="__RefHeading__329_1288413683"/></text:h>
      <text:p text:style-name="Text_20_body"/>
      <text:p text:style-name="P5">Because PTS is 32 bit program 32 bit version of Python should be used. For Windows there are two <text:span text:style-name="T16">flavors</text:span> of Python available: CPython and IronPython. CPython is written in C and <text:span text:style-name="T16">wraps</text:span> around native Window API. IronPython is written in C# and it targets the .NET framework.</text:p>
      <text:h text:style-name="Heading_20_1" text:outline-level="1"><text:bookmark-start text:name="__RefHeading__331_1288413683"/>C<text:span text:style-name="T5">P</text:span>ython<text:bookmark-end text:name="__RefHeading__331_1288413683"/></text:h>
      <text:p text:style-name="P4"/>
      <text:p text:style-name="P4">CPython has two extension that can interface with COM: win32com (Python for Windows Extensions) and comtypes.</text:p>
      <text:p text:style-name="P4">Win32com failed to interface with PTS with error “No such interface supported”. <text:span text:style-name="T16">It t</text:span>urns out that win32com supports only IDispatch COM interfaces, and does not <text:span text:style-name="T16">support </text:span>vtable/custom <text:span text:style-name="T17">COM </text:span>interfaces, which PTS provides.</text:p>
      <text:p text:style-name="P22"><text:span text:style-name="T4">comtypes works with PTSControl, but it throws an exception, and it is related to this bug [1]. By applying a patch provided by </text:span><text:a xlink:type="simple" xlink:href="https://github.com/max-egger" text:style-name="Internet_20_link" text:visited-style-name="Visited_20_Internet_20_Link"><text:span text:style-name="Strong_20_Emphasis"><text:span text:style-name="T7">max-egger</text:span></text:span></text:a><text:span text:style-name="Strong_20_Emphasis"><text:span text:style-name="T8"> </text:span></text:span><text:span text:style-name="Strong_20_Emphasis"><text:span text:style-name="T9">it goes further, but I still get random exceptions. So verdict is that comtypes is not compatible with PTSControl COM API </text:span></text:span><text:span text:style-name="Strong_20_Emphasis"><text:span text:style-name="T10">or it is not stable enough</text:span></text:span><text:span text:style-name="Strong_20_Emphasis"><text:span text:style-name="T9">. Hence, </text:span></text:span><text:span text:style-name="Strong_20_Emphasis"><text:span text:style-name="T11">CP</text:span></text:span><text:span text:style-name="Strong_20_Emphasis"><text:span text:style-name="T9">ython cannot be used, unless someone wants to hack it in by using ctypes module </text:span></text:span><text:span text:style-name="Strong_20_Emphasis"><text:span text:style-name="T10">or patch comtypes.</text:span></text:span></text:p>
      <text:h text:style-name="Heading_20_1" text:outline-level="1"><text:bookmark-start text:name="__RefHeading__333_1288413683"/>IronPython<text:bookmark-end text:name="__RefHeading__333_1288413683"/></text:h>
      <text:p text:style-name="Text_20_body"/>
      <text:p text:style-name="P7">IronPython seems to be supported by Microsoft, hence it <text:span text:style-name="T20">should have </text:span>more <text:span text:style-name="T20">mature COM support</text:span>. <text:span text:style-name="T12">To use PTSControl COM API with IronPython one has to use TlbImp.exe, “The Type Library Importer converts the type definitions found within a COM type library into equivalent definitions in a common language runtime assembly.” [2]. The process is quite straightforward:</text:span></text:p>
      <text:p text:style-name="P8">TlbImp.exe PTSControl.dll /out:Interop.PTSControl.dll /verbose</text:p>
      <text:p text:style-name="P7">All of the PTSControl API methods have worked so far with IronPython. The only exception is </text:p>
      <text:p text:style-name="P6">HRESULT <text:s/>IPTSImplicitSendCallbackEx::OnImplicitSend(LPCWSTR pszProjectName, WORD wID, LPCWSTR pszTestCase,LPCWSTR pszDescription, DWORD style, LPWSTR pszResponse, DWORD responseSize, BOOL* pbResponseIsPresent)</text:p>
      <text:p text:style-name="P6">It is basically a callback that gets a buffer LPCWSTR pszDescription to write answer to questions <text:soft-page-break/>asked by PTS. <text:span text:style-name="T12">Unfortunately</text:span> <text:span text:style-name="T12">CLR</text:span> assembly copies it by value, so PTS does not get answer. <text:span text:style-name="T12">I think this can be solved by changing the marshaling rules of the CLR assembly to use pszDescription as return value.</text:span></text:p>
      <text:h text:style-name="Heading_20_1" text:outline-level="1"><text:bookmark-start text:name="__RefHeading__335_1288413683"/>Architecture<text:bookmark-end text:name="__RefHeading__335_1288413683"/></text:h>
      <text:p text:style-name="Text_20_body"/>
      <text:p text:style-name="P9">There are three entities involved in the PTS automation <text:span text:style-name="T16">architecture</text:span>:</text:p>
      <text:list xml:id="list87263815151405758" text:style-name="L15">
        <text:list-item>
          <text:p text:style-name="P15">PTS Auto Test Server. This is TCP <text:span text:style-name="T22">JSON/JSON-RPC socket </text:span>server that runs on <text:span text:style-name="T21">W</text:span>indows and interacts with PTS based on request received from <text:span text:style-name="T21">a </text:span>client.</text:p>
        </text:list-item>
        <text:list-item>
          <text:p text:style-name="P16">PTS Auto Test Client. The client is a TCP socket client that runs on GNU/Linux host and sends request to the Test Server, which sends back questions asked by PTS, like “<text:span text:style-name="T14">Make device discoverable or connectible mode.</text:span>”. After receiving the question asked by PTS, the client takes appropriate action, in this case it issues commands to the IUT <text:span text:style-name="T13">via e.g. adb or ssh, </text:span>to put it to discoverable mode.</text:p>
          <text:p text:style-name="P18">TODO: In reality it should be possible to run the PTS Auto Test Client on the same host as the Server. That would mean it should be implemented in platform independent language, probably also Python. The only benefit of running both of them on the same host is one less host????</text:p>
        </text:list-item>
        <text:list-item>
          <text:p text:style-name="P15">Implementation Under Test (IUT). It is the host that has BlueZ stack that needs to be tested, this could be Android device or GNU/Linux host.</text:p>
        </text:list-item>
      </text:list>
      <text:p text:style-name="P9"><text:s/>The communication between PTS Auto Serve<text:span text:style-name="T23">r</text:span> and Client is either JSON or JSON RPC. The image below depicts the architecture:</text:p>
      <text:p text:style-name="P9"><draw:rect text:anchor-type="paragraph" draw:z-index="1" draw:style-name="gr1" draw:text-style-name="P25" svg:width="1.6252in" svg:height="2.6461in" svg:x="2.6602in" svg:y="0.1402in"><text:p text:style-name="P25">GNU/Linux host</text:p><text:p text:style-name="P25">Running</text:p><text:p text:style-name="P25">PTS Auto Test Client</text:p></draw:rect><draw:rect text:anchor-type="paragraph" draw:z-index="2" draw:style-name="gr1" draw:text-style-name="P25" svg:width="1.3858in" svg:height="2.6461in" svg:x="5.2437in" svg:y="0.1756in"><text:p text:style-name="P25">IUT</text:p></draw:rect></text:p>
      <text:p text:style-name="P9"><draw:rect text:anchor-type="paragraph" draw:z-index="0" draw:style-name="gr1" draw:text-style-name="P26" svg:width="1.6276in" svg:height="2.648in" svg:x="0.0772in" svg:y="-0.1138in"><text:p text:style-name="P25"><text:span text:style-name="T24">Windows host</text:span></text:p><text:p text:style-name="P25"><text:span text:style-name="T24">running PTS in COM</text:span></text:p><text:p text:style-name="P25"><text:span text:style-name="T24">server mode</text:span></text:p><text:p text:style-name="P25"><text:span text:style-name="T24">and</text:span></text:p><text:p text:style-name="P25"><text:span text:style-name="T24">PTS Auto Server</text:span></text:p><text:p text:style-name="P25"><text:span text:style-name="T24"/></text:p></draw:rect></text:p>
      <text:p text:style-name="P7"/>
      <text:p text:style-name="P6"/>
      <text:p text:style-name="P6"><draw:custom-shape text:anchor-type="paragraph" draw:z-index="4" draw:style-name="gr3" draw:text-style-name="P25" svg:width="0.9378in" svg:height="0.4378in" svg:x="1.7228in" svg:y="-0.1272in"><text:p text:style-name="P25">JSON RPC</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text:anchor-type="paragraph" draw:z-index="3" draw:style-name="gr2" draw:text-style-name="P25" svg:width="0.9587in" svg:height="0.4378in" svg:x="4.2854in" svg:y="-0.1272in"><text:p text:style-name="P25">adb/ssh</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text:p>
      <text:p text:style-name="P6"/>
      <text:p text:style-name="P6"/>
      <text:p text:style-name="P6"/>
      <text:p text:style-name="P6"/>
      <text:h text:style-name="Heading_20_1" text:outline-level="1"><text:soft-page-break/></text:h>
      <text:h text:style-name="Heading_20_1" text:outline-level="1"><text:bookmark-start text:name="__RefHeading__374_641470672"/>References<text:bookmark-end text:name="__RefHeading__374_641470672"/></text:h>
      <text:p text:style-name="P23">[1] <text:a xlink:type="simple" xlink:href="https://github.com/enthought/comtypes/issues/65" text:style-name="Internet_20_link" text:visited-style-name="Visited_20_Internet_20_Link"><text:span text:style-name="T6">https://github.com/enthought/comtypes/issues/65</text:span></text:a></text:p>
      <text:p text:style-name="P21">[2] <text:a xlink:type="simple" xlink:href="https://msdn.microsoft.com/en-us/library/tt0cf3sx%28v=vs.110%29.aspx" text:style-name="Internet_20_link" text:visited-style-name="Visited_20_Internet_20_Link">https://msdn.microsoft.com/en-us/library/tt0cf3sx%28v=vs.110%29.aspx</text:a></text:p>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Helvetica" svg:font-family="Helvetica, Arial, 'Droid Sans',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style:footer-style>
    </style:page-layout>
  </office:automatic-styles>
  <office:master-styles>
    <style:master-page style:name="Standard" style:page-layout-name="Mpm1">
      <style:footer>
        <text:p text:style-name="Footer"><text:page-number text:select-page="current">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04T14:03:29.155833990</meta:creation-date>
    <dc:date>2015-02-06T11:45:44.669709028</dc:date>
    <meta:editing-duration>PT2H40M30S</meta:editing-duration>
    <meta:editing-cycles>36</meta:editing-cycles>
    <meta:generator>LibreOffice/4.3.3.2$Linux_X86_64 LibreOffice_project/430m0$Build-2</meta:generator>
    <meta:print-date>2015-02-06T11:30:42.237891712</meta:print-date>
    <meta:document-statistic meta:table-count="0" meta:image-count="0" meta:object-count="0" meta:page-count="5" meta:paragraph-count="46" meta:word-count="817" meta:character-count="5122" meta:non-whitespace-character-count="4357"/>
  </office:meta>
</office:document-meta>
</file>